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Garamond-Regular" svg:font-family="AGaramond-Regular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1pt" fo:language="fr" fo:country="FR" style:font-size-asian="11pt" style:font-name-complex="Times New Roman"/>
    </style:style>
    <style:style style:name="P2" style:family="paragraph" style:parent-style-name="Normal">
      <style:paragraph-properties fo:margin-top="0cm" fo:margin-bottom="0cm" loext:contextual-spacing="false" fo:line-height="100%" style:text-autospace="none"/>
    </style:style>
    <style:style style:name="P3" style:family="paragraph" style:parent-style-name="Normal">
      <style:paragraph-properties fo:margin-top="0cm" fo:margin-bottom="0cm" loext:contextual-spacing="false" fo:line-height="100%" style:text-autospace="none"/>
      <style:text-properties fo:font-size="11pt" fo:language="fr" fo:country="FR" style:font-size-asian="11pt" style:font-name-complex="Times New Roman"/>
    </style:style>
    <style:style style:name="P4" style:family="paragraph" style:parent-style-name="Normal">
      <style:paragraph-properties fo:margin-top="0cm" fo:margin-bottom="0cm" loext:contextual-spacing="false" fo:line-height="100%" fo:text-align="start" style:justify-single-word="false" style:text-autospace="none"/>
      <style:text-properties fo:font-size="11pt" fo:language="fr" fo:country="FR" style:font-size-asian="11pt" style:font-name-complex="Times New Roman"/>
    </style:style>
    <style:style style:name="P5" style:family="paragraph" style:parent-style-name="Normal">
      <style:paragraph-properties fo:margin-top="0cm" fo:margin-bottom="0cm" loext:contextual-spacing="false" fo:line-height="100%" style:text-autospace="none"/>
      <style:text-properties style:font-name="AGaramond-Regular" fo:font-size="11pt" fo:language="fr" fo:country="FR" style:font-size-asian="11pt" style:font-name-complex="AGaramond-Regular"/>
    </style:style>
    <style:style style:name="P6" style:family="paragraph" style:parent-style-name="Paragraphe_20_de_20_liste">
      <style:paragraph-properties fo:margin-top="0cm" fo:margin-bottom="0cm" loext:contextual-spacing="false" fo:line-height="100%" style:text-autospace="none"/>
      <style:text-properties fo:font-size="11pt" fo:language="fr" fo:country="FR" style:font-size-asian="11pt" style:font-name-complex="Times New Roman"/>
    </style:style>
    <style:style style:name="P7" style:family="paragraph" style:parent-style-name="Paragraphe_20_de_20_liste">
      <style:paragraph-properties fo:margin-left="0cm" fo:margin-right="0cm" fo:margin-top="0cm" fo:margin-bottom="0cm" loext:contextual-spacing="false" fo:line-height="100%" fo:text-indent="0cm" style:auto-text-indent="false" style:text-autospace="none">
        <style:tab-stops/>
      </style:paragraph-properties>
    </style:style>
    <style:style style:name="P8" style:family="paragraph" style:parent-style-name="Normal" style:master-page-name="MP0">
      <style:paragraph-properties style:page-number="auto" fo:break-before="page"/>
      <style:text-properties fo:font-size="11pt" fo:language="fr" fo:country="FR" style:font-size-asian="11pt" style:font-name-complex="Times New Roman"/>
    </style:style>
    <style:style style:name="P9" style:family="paragraph" style:parent-style-name="Paragraphe_20_de_20_liste" style:list-style-name="L1">
      <style:text-properties fo:font-size="11pt" fo:language="fr" fo:country="FR" style:font-size-asian="11pt" style:font-name-complex="Times New Roman"/>
    </style:style>
    <style:style style:name="P10" style:family="paragraph" style:parent-style-name="Paragraphe_20_de_20_liste" style:list-style-name="L1">
      <style:paragraph-properties fo:margin-top="0cm" fo:margin-bottom="0cm" loext:contextual-spacing="false" fo:line-height="100%" style:text-autospace="none"/>
    </style:style>
    <style:style style:name="T1" style:family="text">
      <style:text-properties fo:font-size="11pt" fo:language="fr" fo:country="FR" style:font-size-asian="11pt" style:font-name-complex="Times New Roman"/>
    </style:style>
    <style:style style:name="T2" style:family="text">
      <style:text-properties fo:font-size="11pt" fo:language="fr" fo:country="FR" fo:font-style="italic" style:font-size-asian="11pt" style:font-style-asian="italic" style:font-name-complex="Times New Roman" style:font-style-complex="italic"/>
    </style:style>
    <style:style style:name="T3" style:family="text">
      <style:text-properties style:font-name="AGaramond-Regular" fo:font-size="11pt" fo:language="fr" fo:country="FR" style:font-size-asian="11pt" style:font-name-complex="AGaramond-Regula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ns son article Jacque David analyse les difficultés ortographiques et rédactionnelles des étudiants entrant à l'université. Son travail est divisé en trois parties : </text:p>
      <text:p text:style-name="P1">1. Revue des recherches réalisées ;</text:p>
      <text:p text:style-name="P1">2. Présentation des recherches qu'il mène avec Celine Vageur ;</text:p>
      <text:p text:style-name="P1">3. Propositions des solutions potentielles.</text:p>
      <text:p text:style-name="P1"/>
      <text:p text:style-name="P1">ad. 1 </text:p>
      <text:p text:style-name="P1">Il cite les travaux de pleusieurs chercheurs de France, de Belgique, mais aussi de Canada pour montrer la complexité du problème. Ces études suggèrent que :</text:p>
      <text:p text:style-name="P1">- on assiste à une baisse très importante du niveau scolaire en orthographe ; </text:p>
      <text:p text:style-name="P1">- la baisse est due beaucoup plus aux fautes de grammaire, qu’aux fautes de lexique - les étudiants n'envisagent pas les variations catégorielles et les relations syntaxiques associées; les problèmes sont surtour liés avec les signes muets à fonction morphologique, différentielle ou étymologique »; </text:p>
      <text:p text:style-name="P1">- il faut promouvoir des recherches visant une connaissance « plus objective et mieux partagée du problème » et trouver la solution, mais en évitant des programmes de remédiation qui se contentent de refaire ce qui a échoué dans les cycles précédents.</text:p>
      <text:p text:style-name="P1"/>
      <text:p text:style-name="P1">ad. 2</text:p>
      <text:p text:style-name="P1">Deux parties :</text:p>
      <text:list xml:id="list2311670459862621219" text:style-name="L1">
        <text:list-item>
          <text:p text:style-name="P9">A la base de ses recherches (corpus de 110 copies d'étudiants) qu'il mène avec Céline Vaguer (2010), ils évoquent des quatre grands types d’erreurs : </text:p>
        </text:list-item>
      </text:list>
      <text:p text:style-name="Normal"><text:span text:style-name="Police_20_par_20_défaut"><text:span text:style-name="T1">1) les formes verbales simples (par ex. </text:span></text:span><text:span text:style-name="Police_20_par_20_défaut"><text:span text:style-name="T2">Le pronom personnel n’*influ pas sur la terminaison</text:span></text:span><text:span text:style-name="Police_20_par_20_défaut"><text:span text:style-name="T1">) ; </text:span></text:span></text:p>
      <text:p text:style-name="Normal"><text:span text:style-name="Police_20_par_20_défaut"><text:span text:style-name="T1">2) les accords sujet-verbe (par ex. </text:span></text:span><text:span text:style-name="Police_20_par_20_défaut"><text:span text:style-name="T2">Les temps eux *provoque des variation sur les pronoms <text:line-break/>personnels</text:span></text:span><text:span text:style-name="Police_20_par_20_défaut"><text:span text:style-name="T1">) ; </text:span></text:span></text:p>
      <text:p text:style-name="Normal"><text:span text:style-name="Police_20_par_20_défaut"><text:span text:style-name="T1">3) les formes verbales composées (par ex. </text:span></text:span><text:span text:style-name="Police_20_par_20_défaut"><text:span text:style-name="T2">Cela prouve bien que le champs de comparaison doit être *élargit</text:span></text:span><text:span text:style-name="Police_20_par_20_défaut"><text:span text:style-name="T1">) ; </text:span></text:span></text:p>
      <text:p text:style-name="Normal"><text:span text:style-name="Police_20_par_20_défaut"><text:span text:style-name="T1">4) sans oublier les homophones grammaticaux (par ex. </text:span></text:span><text:span text:style-name="Police_20_par_20_défaut"><text:span text:style-name="T2">Le texte écrit par E. Benveniste *à pour sujet les différentes étapes de l’analyse linguistique</text:span></text:span><text:span text:style-name="Police_20_par_20_défaut"><text:span text:style-name="T1">).</text:span></text:span></text:p>
      <text:p text:style-name="P2"><text:soft-page-break/><text:span text:style-name="Police_20_par_20_défaut"><text:span text:style-name="T1">Après, </text:span></text:span><text:span text:style-name="Police_20_par_20_défaut"><text:span text:style-name="T3">pour améliorer les habiletés orthographiques des étudiants, ils proposent des de</text:span></text:span><text:span text:style-name="Police_20_par_20_défaut"><text:span text:style-name="T1">scriptions <text:s/>linguistiques plus exactes que celles utilisés à l'école.</text:span></text:span></text:p>
      <text:p text:style-name="P3"/>
      <text:list xml:id="list183511826778560" text:continue-numbering="true" text:style-name="L1">
        <text:list-item>
          <text:p text:style-name="P10"><text:span text:style-name="Police_20_par_20_défaut"><text:span text:style-name="T3">Une série d’entretiens semi-directifs, enregistrés auprès de 30 étudiants (22 filles et 8 garçons) présents depuis deux mois à l’université et engagés dans une licence de lettres modernes </text:span></text:span></text:p>
        </text:list-item>
      </text:list>
      <text:p text:style-name="P6"/>
      <text:p text:style-name="P7"><text:span text:style-name="Police_20_par_20_défaut"><text:span text:style-name="T3">Les questions posées s’articulent autour des pratiques d’écriture actuelles et passées, scolaires et <text:s/>privées de ces étudiants.</text:span></text:span></text:p>
      <text:p text:style-name="P4"/>
      <text:p text:style-name="P5">La recherche permis de distinguer trois grands types de : </text:p>
      <text:p text:style-name="P5">1) des étudiants qui méconnaissent des règles orthographiques parfois très élémentaires, par exemple sur les accords des adjectifs ; </text:p>
      <text:p text:style-name="P5">2) des étudiants qui ne parviennent pas à « gérer » la composante orthographique lors de la rédaction des écrits demandés, surtout en temps limité, et plus particulièrement pour les accords verbaux ; </text:p>
      <text:p text:style-name="P5">3) des étudiants qui sont défaillants dans les deux profils précédents, à la fois en termes de connaissances linguistico-graphiques et en termes de procédures de contrôle et de révision.</text:p>
      <text:p text:style-name="P5">(Dans son article il décrite deux étudiants, pour montrer manques d'aides et des sanctions au niveau de problèmes avec l'ortographe.)</text:p>
      <text:p text:style-name="P5"/>
      <text:p text:style-name="P5"/>
      <text:p text:style-name="P5">ad. 3</text:p>
      <text:p text:style-name="P5">Les propositions formulées sur les possibilités d’avancer :</text:p>
      <text:p text:style-name="P5">i) au plan institutionnel pour améliorer la surnorme orthographique, à tous les niveaux de la scolarité, mais aussi en dehors dans les usages professionnels de l’écrit ;</text:p>
      <text:p text:style-name="P5">ii) au plan des recherches, pour décrire les écarts orthographiques et plus largement rédactionnels des étudiants ;</text:p>
      <text:p text:style-name="P5">iii) au plan des apprentissages, afin de repenser l’enseignement de l’orthographe dans une programmation partant du primaire à l’université, avec des méthodologies novatrices afin d’assurer la stabilité des connaissances et leur cohérence procédurale</text:p>
      <text:p text:style-name="P5"/>
      <text:p text:style-name="P5"/>
      <text:p text:style-name="P2"><text:span text:style-name="Police_20_par_20_défaut"><text:span text:style-name="T3">Avant la lecture de cet article je n'ai pas réalisé que l'ortographe de la langue française pose autant des problèmes aux jeunes </text:span></text:span><text:span text:style-name="Police_20_par_20_défaut"><text:span text:style-name="T1">français qu'au moi, c'est parce que j'ai jamais eu des problèmes comme cela avec ma langue maternel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Garamond-Regular" svg:font-family="AGaramond-Regular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.353cm" loext:contextual-spacing="false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Kamila Jamróz</meta:initial-creator>
    <dc:creator>Magda Augustyn</dc:creator>
    <meta:creation-date>2019-05-15T09:00:00Z</meta:creation-date>
    <dc:date>2019-05-15T09:00:00Z</dc:date>
    <meta:editing-cycles>2</meta:editing-cycles>
    <meta:editing-duration>PT0S</meta:editing-duration>
    <meta:document-statistic meta:table-count="0" meta:image-count="0" meta:object-count="0" meta:page-count="2" meta:paragraph-count="30" meta:word-count="582" meta:character-count="3742" meta:non-whitespace-character-count="3177"/>
    <meta:template xlink:type="simple" xlink:actuate="onRequest" xlink:title="" xlink:href="Normal"/>
  </office:meta>
</office:document-meta>
</file>